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072DD28BDC5E3EBE019.png" manifest:media-type="image/png"/>
  <manifest:file-entry manifest:full-path="Pictures/10000001000002A00000013797AAC415A339091E.png" manifest:media-type="image/png"/>
  <manifest:file-entry manifest:full-path="Pictures/TablePreview3.svm" manifest:media-type=""/>
  <manifest:file-entry manifest:full-path="Pictures/TablePreview1.svm" manifest:media-type=""/>
  <manifest:file-entry manifest:full-path="Pictures/100000010000024100000150C63964C96D0E1DB0.png" manifest:media-type="image/png"/>
  <manifest:file-entry manifest:full-path="Pictures/10000001000002240000003407E437EF4BE8F09B.png" manifest:media-type="image/png"/>
  <manifest:file-entry manifest:full-path="Pictures/10000001000002FA000003830BDB1759C4177358.png" manifest:media-type="image/png"/>
  <manifest:file-entry manifest:full-path="Pictures/100000010000024300000050BD5083B4159149C1.png" manifest:media-type="image/png"/>
  <manifest:file-entry manifest:full-path="Pictures/10000001000001FA0000004E321CB21650B5DBF6.png" manifest:media-type="image/png"/>
  <manifest:file-entry manifest:full-path="Pictures/10000001000002420000006521E6A37B9B59453E.png" manifest:media-type="image/png"/>
  <manifest:file-entry manifest:full-path="Pictures/100000010000022E000000BB1DF02EAB232C183E.png" manifest:media-type="image/png"/>
  <manifest:file-entry manifest:full-path="Pictures/TablePreview2.svm" manifest:media-type=""/>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2897591DCE369F46.png" manifest:media-type="image/png"/>
  <manifest:file-entry manifest:full-path="Pictures/10000001000002430000004886D97154DEA21D2F.png" manifest:media-type="image/png"/>
  <manifest:file-entry manifest:full-path="Pictures/TablePreview4.svm" manifest:media-type=""/>
  <manifest:file-entry manifest:full-path="Pictures/10000001000002180000002F3E2B7F063D8D1C48.png" manifest:media-type="image/png"/>
  <manifest:file-entry manifest:full-path="Pictures/100000010000045A000000CA5DE61E6BDA29C194.png" manifest:media-type="image/png"/>
  <manifest:file-entry manifest:full-path="Pictures/100000010000041200000176D63149D52DEFE970.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 style:family="graphic" style:parent-style-name="objectwithoutfill">
      <style:graphic-properties svg:stroke-color="#ff0000" draw:marker-end="Arrowheads_20_1" draw:marker-end-width="0.3cm" draw:fill="none" draw:textarea-vertical-align="middle"/>
    </style:style>
    <style:style style:name="gr6" style:family="graphic" style:parent-style-name="objectwithoutfill">
      <style:graphic-properties svg:stroke-color="#ff0000" draw:marker-end="Arrowheads_20_4" draw:marker-end-width="0.3cm" draw:fill="none" draw:textarea-vertical-align="middle"/>
    </style:style>
    <style:style style:name="gr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9" style:family="graphic" style:parent-style-name="objectwithoutfill">
      <style:graphic-properties svg:stroke-color="#ff0000" draw:marker-end="Arrowheads_20_5" draw:marker-end-width="0.3cm" draw:fill="none" draw:textarea-vertical-align="middle"/>
    </style:style>
    <style:style style:name="gr10" style:family="graphic" style:parent-style-name="objectwithoutfill">
      <style:graphic-properties svg:stroke-color="#ff0000" draw:marker-end="Arrowheads_20_6" draw:marker-end-width="0.3cm" draw:fill="none"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1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13" style:family="graphic" style:parent-style-name="objectwithoutfill">
      <style:graphic-properties svg:stroke-color="#ff0000" draw:marker-end="Arrowheads_20_7" draw:marker-end-width="0.3cm" draw:fill="none" draw:textarea-vertical-align="middle"/>
    </style:style>
    <style:style style:name="gr1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267cm" fo:padding-top="0.325cm" fo:padding-bottom="0.325cm" fo:padding-left="0.45cm" fo:padding-right="0.45cm"/>
      <style:paragraph-properties style:writing-mode="lr-tb"/>
    </style:style>
    <style:style style:name="gr1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727cm" fo:padding-top="0.275cm" fo:padding-bottom="0.275cm" fo:padding-left="0.4cm" fo:padding-right="0.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17" style:family="graphic" style:parent-style-name="standard">
      <style:graphic-properties svg:stroke-color="#355269" draw:textarea-horizontal-align="justify" draw:textarea-vertical-align="middle" draw:auto-grow-height="false" fo:min-height="0.75cm" fo:min-width="5.5cm"/>
      <style:paragraph-properties style:writing-mode="lr-tb"/>
    </style:style>
    <style:style style:name="gr18" style:family="graphic" style:parent-style-name="standard">
      <style:graphic-properties svg:stroke-color="#355269" draw:textarea-horizontal-align="justify" draw:textarea-vertical-align="middle" draw:auto-grow-height="false" fo:min-height="0.75cm" fo:min-width="5cm"/>
      <style:paragraph-properties style:writing-mode="lr-tb"/>
    </style:style>
    <style:style style:name="gr19" style:family="graphic" style:parent-style-name="standard">
      <style:graphic-properties svg:stroke-color="#355269" draw:textarea-horizontal-align="justify" draw:textarea-vertical-align="middle" draw:auto-grow-height="false" fo:min-height="0.75cm" fo:min-width="4cm"/>
      <style:paragraph-properties style:writing-mode="lr-tb"/>
    </style:style>
    <style:style style:name="gr20" style:family="graphic" style:parent-style-name="standard">
      <style:graphic-properties svg:stroke-color="#355269" draw:textarea-horizontal-align="justify" draw:textarea-vertical-align="middle" draw:auto-grow-height="false" fo:min-height="1.25cm" fo:min-width="4.5cm"/>
      <style:paragraph-properties style:writing-mode="lr-tb"/>
    </style:style>
    <style:style style:name="gr21" style:family="graphic" style:parent-style-name="standard">
      <style:graphic-properties svg:stroke-color="#355269" draw:textarea-horizontal-align="justify" draw:textarea-vertical-align="middle" draw:auto-grow-height="false" fo:min-height="0.458cm" fo:min-width="3.744cm"/>
      <style:paragraph-properties style:writing-mode="lr-tb"/>
    </style:style>
    <style:style style:name="gr22" style:family="graphic" style:parent-style-name="objectwithoutfill">
      <style:graphic-properties svg:stroke-color="#8d1d75" draw:marker-end="Arrowheads_20_10" draw:marker-end-width="0.3cm" draw:fill="none" draw:textarea-vertical-align="middle"/>
    </style:style>
    <style:style style:name="gr23" style:family="graphic" style:parent-style-name="objectwithoutfill">
      <style:graphic-properties svg:stroke-color="#8d1d75" draw:marker-end="Arrowheads_20_11" draw:marker-end-width="0.3cm" draw:fill="none" draw:textarea-vertical-align="middle"/>
    </style:style>
    <style:style style:name="gr24" style:family="graphic" style:parent-style-name="objectwithoutfill">
      <style:graphic-properties svg:stroke-color="#8d1d75" draw:marker-end="Arrowheads_20_12" draw:marker-end-width="0.3cm" draw:fill="none" draw:textarea-vertical-align="middle"/>
    </style:style>
    <style:style style:name="gr25" style:family="graphic" style:parent-style-name="objectwithoutfill">
      <style:graphic-properties svg:stroke-color="#8d1d75" draw:marker-end="Arrowheads_20_13" draw:marker-end-width="0.3cm" draw:fill="none" draw:textarea-vertical-align="middle"/>
    </style:style>
    <style:style style:name="gr26" style:family="graphic" style:parent-style-name="objectwithoutfill">
      <style:graphic-properties svg:stroke-color="#8d1d75" draw:marker-end="Arrowheads_20_14"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8"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color="#ff0000" draw:marker-end="Arrowheads_20_8" draw:marker-end-width="0.3cm" draw:fill="none" draw:textarea-vertical-align="middle"/>
    </style:style>
    <style:style style:name="gr30" style:family="graphic" style:parent-style-name="objectwithoutfill">
      <style:graphic-properties svg:stroke-color="#ff0000" draw:marker-end="Arrowheads_20_9" draw:marker-end-width="0.3cm" draw:fill="none" draw:textarea-vertical-align="middle"/>
    </style:style>
    <style:style style:name="gr31"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658cm" fo:padding-top="0.325cm" fo:padding-bottom="0.325cm" fo:padding-left="0.45cm" fo:padding-right="0.4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4">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loext:graphic-properties draw:fill-color="#ffffff"/>
      <style:paragraph-properties style:writing-mode="lr-tb"/>
    </style:style>
    <style:style style:name="P5" style:family="paragraph">
      <style:paragraph-properties style:writing-mode="lr-tb"/>
      <style:text-properties fo:hyphenate="false" loext:hyphenation-no-caps="false"/>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solid" draw:fill-color="#ffffff"/>
      <style:paragraph-properties style:writing-mode="lr-tb"/>
    </style:style>
    <style:style style:name="P9" style:family="paragraph">
      <style:paragraph-properties fo:text-align="center" style:writing-mode="lr-tb"/>
    </style:style>
    <style:style style:name="P10" style:family="paragraph">
      <loext:graphic-properties draw:fill-color="#ffffff"/>
    </style:style>
    <style:style style:name="P11" style:family="paragraph">
      <loext:graphic-properties draw:fill="none" draw:fill-color="#fffff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Contents</text:p>
          </draw:text-box>
        </draw:frame>
        <draw:frame presentation:style-name="pr5"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7" xlink:type="simple">Troubleshooting</text:a></text:p>
              </text:list-item>
            </text:list>
          </draw:text-box>
        </draw:frame>
        <draw:frame presentation:style-name="pr5" draw:text-style-name="P1" draw:layer="layout" svg:width="12.297cm" svg:height="9.134cm" svg:x="14.313cm" svg:y="3.685cm" presentation:class="outline" presentation:user-transformed="true">
          <draw:text-box>
            <text:list text:style-name="L2">
              <text:list-header>
                <text:p text:style-name="P3"><text:span text:style-name="T2">NOTE: ALL COMMANDS ARE IN ITALICS AND BOLD AND SHOULD BE ENTERED EXACTLY AS GIVEN :)</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 from scratch</text:p>
          </draw:text-box>
        </draw:frame>
        <draw:frame presentation:style-name="pr5" draw:text-style-name="P1" draw:layer="layout" svg:width="25.199cm" svg:height="9.134cm" svg:x="1.4cm" svg:y="3.685cm" presentation:class="outline">
          <draw:text-box>
            <text:list text:style-name="L2">
              <text:list-item>
                <text:p>Where to find the files,</text:p>
              </text:list-item>
              <text:list-item>
                <text:p>Where to put them on the computer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5" draw:text-style-name="P1" draw:layer="layout" svg:width="25.199cm" svg:height="11.315cm" svg:x="1.4cm" svg:y="3.685cm" presentation:class="outline" presentation:user-transformed="true">
          <draw:text-box>
            <text:list text:style-name="L2">
              <text:list-header>
                <text:p>In the shared area, there is a shimmer_fresh_install directory (folder), this contains a fresh, complete copy of shimmer. Please do not overwrite this,</text:p>
              </text:list-header>
              <text:list-item>
                <text:p>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network_description.ini</text:p>
          </draw:text-box>
        </draw:frame>
        <draw:frame presentation:style-name="pr5" draw:text-style-name="P1" draw:layer="layout" svg:width="25.199cm" svg:height="9.134cm" svg:x="1.4cm" svg:y="3.685cm" presentation:class="outline">
          <draw:text-box>
            <text:list text:style-name="L2">
              <text:list-item>
                <text:p>How to use <text:span text:style-name="T2">ifconfig</text:span> or <text:span text:style-name="T2">ipconfig</text:span>,</text:p>
              </text:list-item>
              <text:list-item>
                <text:p>Which number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6" draw:text-style-name="P5" draw:layer="layout" svg:width="25cm" svg:height="11.315cm" svg:x="1.5cm" svg:y="3.685cm" presentation:class="outline" presentation:user-transformed="true">
          <draw:text-box>
            <text:list text:style-name="L2">
              <text:list-item>
                <text:p>If you don’t know what a port, socket or address is please read the <text:a xlink:href="#Slide 39"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Network Diagram</text:p>
          </draw:text-box>
        </draw:frame>
        <draw:frame presentation:style-name="pr5" draw:text-style-name="P1" draw:layer="layout" svg:width="25.199cm" svg:height="9.134cm" svg:x="1.4cm" svg:y="3.685cm" presentation:class="outline">
          <draw:text-box>
            <text:list text:style-name="L2">
              <text:list-item>
                <text:p>Todo: make a big Laura style diagram her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0.315cm" svg:x="1.4cm" svg:y="3.685cm" presentation:class="outline" presentation:user-transformed="true">
          <draw:text-box>
            <text:list text:style-name="L2">
              <text:list-item>
                <text:p>For each computer:</text:p>
              </text:list-item>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1.315cm" svg:x="1.4cm" svg:y="3.685cm" presentation:class="outline" presentation:user-transformed="true">
          <draw:text-box>
            <text:list text:style-name="L2">
              <text:list-item>
                <text:p>The output of <text:span text:style-name="T2">ifconfig</text:span><text:span text:style-name="T1"> is shown here:</text:span></text:p>
              </text:list-item>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draw:frame draw:style-name="gr2" draw:text-style-name="P6"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To make this recipe, you will need:</text:p>
              </text:list-item>
              <text:list-item>
                <text:p>A high-res field map,</text:p>
              </text:list-item>
              <text:list-item>
                <text:p>Arche’s coil_tmp.npy,</text:p>
              </text:list-item>
              <text:list-item>
                <text:p>A .scan file,</text:p>
              </text:list-item>
              <text:list-item>
                <text:p>Correct names and location, (labelled screenshot of directory)</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lt;check&gt;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I hope)</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necting the clients</text:p>
          </draw:text-box>
        </draw:frame>
        <draw:frame presentation:style-name="pr5" draw:text-style-name="P1" draw:layer="layout" svg:width="25.199cm" svg:height="9.134cm" svg:x="1.4cm" svg:y="3.685cm" presentation:class="outline">
          <draw:text-box>
            <text:list text:style-name="L2">
              <text:list-item>
                <text:p>Navigate to shimmer directories,</text:p>
              </text:list-item>
              <text:list-item>
                <text:p>Start the server,</text:p>
              </text:list-item>
              <text:list-item>
                <text:p>Start the console client,</text:p>
              </text:list-item>
              <text:list-item>
                <text:p>Connect the matlab client,</text:p>
              </text:list-item>
              <text:list-item>
                <text:p>Start the MRShim client,</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5"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text:p>
              </text:list-item>
              <text:list-item>
                <text:p><text:span text:style-name="T2">cd C:\Users\skope\Documents\shimmer\shimmer</text:span></text:p>
              </text:list-item>
            </text:list>
          </draw:text-box>
        </draw:frame>
        <draw:frame draw:style-name="gr3" draw:text-style-name="P7" draw:layer="layout" svg:width="10cm" svg:height="11.799cm" svg:x="17.5cm" svg:y="3.257cm">
          <draw:image xlink:href="Pictures/10000001000002FA000003830BDB1759C4177358.png" xlink:type="simple" xlink:show="embed" xlink:actuate="onLoad" draw:mime-type="image/png">
            <text:p/>
          </draw:image>
        </draw:frame>
        <draw:frame draw:style-name="gr4" draw:text-style-name="P7" draw:layer="layout" svg:width="15.499cm" svg:height="2.625cm" svg:x="0.5cm" svg:y="12.375cm">
          <draw:image xlink:href="Pictures/100000010000024300000050BD5083B4159149C1.png" xlink:type="simple" xlink:show="embed" xlink:actuate="onLoad" draw:mime-type="image/png">
            <text:p/>
          </draw:image>
        </draw:frame>
        <draw:line draw:style-name="gr5" draw:text-style-name="P7" draw:layer="layout" svg:x1="21cm" svg:y1="12.5cm" svg:x2="20cm" svg:y2="11cm">
          <text:p/>
        </draw:lin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3" draw:text-style-name="P7" draw:layer="layout" svg:width="15.292cm" svg:height="2.671cm" svg:x="5cm" svg:y="11.829cm">
          <draw:image xlink:href="Pictures/10000001000002420000006521E6A37B9B59453E.png" xlink:type="simple" xlink:show="embed" xlink:actuate="onLoad" draw:mime-type="image/png">
            <text:p/>
          </draw:image>
        </draw:frame>
        <draw:line draw:style-name="gr6" draw:text-style-name="P7" draw:layer="layout" svg:x1="1.4cm" svg:y1="12.5cm" svg:x2="5.4cm" svg:y2="14.181cm">
          <text:p/>
        </draw:line>
        <draw:frame draw:style-name="gr7" draw:text-style-name="P6"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3" draw:text-style-name="P7" draw:layer="layout" svg:width="19.341cm" svg:height="2.404cm" svg:x="8.659cm" svg:y="9.096cm">
          <draw:image xlink:href="Pictures/1000000100000243000000482897591DCE369F46.png" xlink:type="simple" xlink:show="embed" xlink:actuate="onLoad" draw:mime-type="image/png">
            <text:p/>
          </draw:image>
        </draw:frame>
        <draw:frame draw:style-name="gr3" draw:text-style-name="P7" draw:layer="layout" svg:width="16.318cm" svg:height="2.028cm" svg:x="5.182cm" svg:y="12.096cm">
          <draw:image xlink:href="Pictures/10000001000002430000004886D97154DEA21D2F.png" xlink:type="simple" xlink:show="embed" xlink:actuate="onLoad" draw:mime-type="image/png">
            <text:p/>
          </draw:image>
        </draw:frame>
        <draw:frame draw:style-name="gr8" draw:text-style-name="P8"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 draw:text-style-name="P7" draw:layer="layout" svg:width="13.59cm" svg:height="4.877cm" svg:x="13.91cm" svg:y="8cm">
          <draw:image xlink:href="Pictures/100000010000041200000176D63149D52DEFE970.png" xlink:type="simple" xlink:show="embed" xlink:actuate="onLoad" draw:mime-type="image/png">
            <text:p/>
          </draw:image>
        </draw:frame>
        <draw:line draw:style-name="gr9" draw:text-style-name="P7" draw:layer="layout" svg:x1="19.5cm" svg:y1="8cm" svg:x2="15cm" svg:y2="11cm">
          <text:p/>
        </draw:line>
        <draw:frame draw:style-name="gr3" draw:text-style-name="P7"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 draw:text-style-name="P7" draw:layer="layout" svg:width="17.553cm" svg:height="2.705cm" svg:x="8cm" svg:y="3.685cm">
          <draw:image xlink:href="Pictures/10000001000001FA0000004E321CB21650B5DBF6.png" xlink:type="simple" xlink:show="embed" xlink:actuate="onLoad" draw:mime-type="image/png">
            <text:p/>
          </draw:image>
        </draw:frame>
        <draw:frame draw:style-name="gr3" draw:text-style-name="P7"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5"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cd)</text:p>
              </text:list-item>
            </text:list>
          </draw:text-box>
        </draw:frame>
        <draw:frame draw:style-name="gr3" draw:text-style-name="P7" draw:layer="layout" svg:width="11.913cm" svg:height="9.552cm" svg:x="17cm" svg:y="5.448cm">
          <draw:image xlink:href="Pictures/10000001000003BF00000301EB098A7189F3992D.png" xlink:type="simple" xlink:show="embed" xlink:actuate="onLoad" draw:mime-type="image/png">
            <text:p/>
          </draw:image>
        </draw:frame>
        <draw:line draw:style-name="gr10" draw:text-style-name="P7" draw:layer="layout" svg:x1="12cm" svg:y1="8cm" svg:x2="21.5cm" svg:y2="14cm">
          <text:p/>
        </draw:line>
        <draw:frame draw:style-name="gr11" draw:text-style-name="P7"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 draw:text-style-name="P7" draw:layer="layout" svg:width="19.885cm" svg:height="1.743cm" svg:x="2.319cm" svg:y="6.757cm">
          <draw:image xlink:href="Pictures/10000001000002180000002F3E2B7F063D8D1C48.png" xlink:type="simple" xlink:show="embed" xlink:actuate="onLoad" draw:mime-type="image/png">
            <text:p/>
          </draw:image>
        </draw:frame>
        <draw:frame draw:style-name="gr3" draw:text-style-name="P7" draw:layer="layout" svg:width="22.5cm" svg:height="4.102cm" svg:x="1.4cm" svg:y="10.5cm">
          <draw:image xlink:href="Pictures/1000000100000449000000C83EC70F9D21E542CB.png" xlink:type="simple" xlink:show="embed" xlink:actuate="onLoad" draw:mime-type="image/png">
            <text:p/>
          </draw:image>
        </draw:frame>
        <draw:frame draw:style-name="gr12" draw:text-style-name="P6" draw:layer="layout" svg:width="7cm" svg:height="4.917cm" svg:x="21.5cm" svg:y="1.84cm">
          <draw:text-box>
            <text:p>!! Ensure JUPITER_PLUGGED_IN is set to True in mrshim_client.py if you want it to actually shim !!</text:p>
          </draw:text-box>
        </draw:frame>
        <draw:line draw:style-name="gr13" draw:text-style-name="P7" draw:layer="layout" svg:x1="0.5cm" svg:y1="14cm" svg:x2="1.4cm" svg:y2="14cm">
          <text:p/>
        </draw:lin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14" draw:text-style-name="P6" draw:layer="layout" svg:width="24.5cm" svg:height="2.073cm" svg:x="2cm" svg:y="6.245cm">
          <draw:text-box>
            <text:p>!! Important !! Only one thing can be connected to the Jupiter amplifiers at once, so do not open Sinope or Oolong or Arche whilst the mrshim client is connected.</text:p>
          </draw:text-box>
        </draw:frame>
        <draw:frame draw:style-name="gr14" draw:text-style-name="P6" draw:layer="layout" svg:width="24.5cm" svg:height="3.495cm" svg:x="2cm" svg:y="10.009cm">
          <draw:text-box>
            <text:p>!! Important !! If this client or the server crashes, it may not disconnect from the Jupiter amplifiers and they may continue shimming. To force a disconnect and to zero the shims, connect with sinope (which will then probably crash, but after it has set the currents to zero).</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4">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 draw:text-style-name="P7"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Dynamic shimming</text:p>
          </draw:text-box>
        </draw:frame>
        <draw:frame presentation:style-name="pr5" draw:text-style-name="P1" draw:layer="layout" svg:width="25.199cm" svg:height="9.134cm" svg:x="1.4cm" svg:y="3.685cm" presentation:class="outline" presentation:user-transformed="true">
          <draw:text-box>
            <text:list text:style-name="L2">
              <text:list-item>
                <text:p>Start the shimming with <text:span text:style-name="T4">relay sinope “!start”</text:span>,</text:p>
              </text:list-item>
              <text:list-item>
                <text:p>Running the matlab script,</text:p>
              </text:list-item>
              <text:list-item>
                <text:p>Stop the shimming, <text:span text:style-name="T4">relay sinope “!stop”</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5" draw:text-style-name="P1" draw:layer="layout" svg:width="25.199cm" svg:height="9.134cm" svg:x="1.4cm" svg:y="3.685cm" presentation:class="outline" presentation:user-transformed="true">
          <draw:text-box>
            <text:list text:style-name="L2">
              <text:list-item>
                <text:p>Enter at a [shimmer] prompt:</text:p>
                <text:p><text:span text:style-name="T4">relay sinope “!start”</text:span></text:p>
              </text:list-item>
              <text:list-item>
                <text:p>This executes the “!start” command from Sinope, which enables shimming.</text:p>
              </text:list-item>
              <text:list-item>
                <text:p>You should see on the MRShim terminal:</text:p>
              </text:list-item>
            </text:list>
          </draw:text-box>
        </draw:frame>
        <draw:frame draw:style-name="gr3" draw:text-style-name="P7"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4">relay sinope “!stop”</text:span> so the shim currents are set to 0)</text:p>
                <text:p><text:s/></text:p>
              </text:list-item>
            </text:list>
          </draw:text-box>
        </draw:frame>
        <draw:frame draw:style-name="gr15" draw:text-style-name="P6"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11.6cm" svg:height="9.134cm" svg:x="1.4cm" svg:y="3.685cm" presentation:class="outline" presentation:user-transformed="true">
          <draw:text-box>
            <text:list text:style-name="L2">
              <text:list-item>
                <text:p>In the command window you should see a status section that continuously updates, (NOTE: not currently working)</text:p>
              </text:list-item>
              <text:list-item>
                <text:p>In the MRShim client, you should see something like (but with more currents, and probably not stopped): </text:p>
              </text:list-item>
            </text:list>
          </draw:text-box>
        </draw:frame>
        <draw:frame draw:style-name="gr3" draw:text-style-name="P7"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anual control</text:p>
          </draw:text-box>
        </draw:frame>
        <draw:frame presentation:style-name="pr5" draw:text-style-name="P1" draw:layer="layout" svg:width="25.199cm" svg:height="9.134cm" svg:x="1.4cm" svg:y="3.685cm" presentation:class="outline">
          <draw:text-box>
            <text:list text:style-name="L2">
              <text:list-item>
                <text:p>Client vs server commands,</text:p>
              </text:list-item>
              <text:list-item>
                <text:p>!start, !stop, !debug, !shim</text:p>
              </text:list-item>
              <text:list-item>
                <text:p>relay</text:p>
              </text:list-item>
              <text:list-item>
                <text:p>halt, list, status</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5">executed</text:span> by the client, and some by the server,</text:p>
              </text:list-item>
              <text:list-item>
                <text:p>But <text:span text:style-name="T6">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7">relaying</text:span><text:span text:style-name="T1"> the client command to it from the console.</text:span></text:p>
              </text:list-item>
            </text:list>
          </draw:text-box>
        </draw:frame>
        <draw:frame draw:style-name="gr16" draw:text-style-name="P6"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5" draw:text-style-name="P1" draw:layer="layout" svg:width="25.199cm" svg:height="2.315cm" svg:x="1.4cm" svg:y="3.6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075cm" svg:x="1.449cm" svg:y="6.1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7.131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A special command, cause the client in question to wait for a packet from the server, or reads one it just got. Because input() is blocking, we use this to make a console read from the server. Otherwise we only read after sending a command.</text:p>
              </table:table-cell>
            </table:table-row>
          </table:table>
          <draw:image xlink:href="Pictures/TablePreview3.svm" xlink:type="simple" xlink:show="embed" xlink:actuate="onLoad"/>
        </draw:frame>
        <draw:custom-shape draw:style-name="gr17" draw:text-style-name="P9" draw:layer="layout" svg:width="6cm" svg:height="1cm" svg:x="2cm" svg:y="11cm">
          <text:p text:style-name="P9">Waiting for input</text:p>
          <draw:enhanced-geometry svg:viewBox="0 0 21600 21600" draw:type="rectangle" draw:enhanced-path="M 0 0 L 21600 0 21600 21600 0 21600 0 0 Z N"/>
        </draw:custom-shape>
        <draw:custom-shape draw:style-name="gr18" draw:text-style-name="P9" draw:layer="layout" svg:width="5.5cm" svg:height="1cm" svg:x="9cm" svg:y="11cm">
          <text:p text:style-name="P9">It’s a command</text:p>
          <draw:enhanced-geometry svg:viewBox="0 0 21600 21600" draw:type="rectangle" draw:enhanced-path="M 0 0 L 21600 0 21600 21600 0 21600 0 0 Z N"/>
        </draw:custom-shape>
        <draw:custom-shape draw:style-name="gr19" draw:text-style-name="P9" draw:layer="layout" svg:width="4.5cm" svg:height="1cm" svg:x="15.5cm" svg:y="11cm">
          <text:p text:style-name="P9">Handle it</text:p>
          <draw:enhanced-geometry svg:viewBox="0 0 21600 21600" draw:type="rectangle" draw:enhanced-path="M 0 0 L 21600 0 21600 21600 0 21600 0 0 Z N"/>
        </draw:custom-shape>
        <draw:custom-shape draw:style-name="gr18" draw:text-style-name="P9" draw:layer="layout" svg:width="5.5cm" svg:height="1cm" svg:x="21cm" svg:y="11cm">
          <text:p text:style-name="P9">Read response</text:p>
          <draw:enhanced-geometry svg:viewBox="0 0 21600 21600" draw:type="rectangle" draw:enhanced-path="M 0 0 L 21600 0 21600 21600 0 21600 0 0 Z N"/>
        </draw:custom-shape>
        <draw:custom-shape draw:style-name="gr20" draw:text-style-name="P9" draw:layer="layout" svg:width="5cm" svg:height="1.5cm" svg:x="5cm" svg:y="12.5cm">
          <text:p text:style-name="P9">Other packet arrives</text:p>
          <draw:enhanced-geometry svg:viewBox="0 0 21600 21600" draw:type="rectangle" draw:enhanced-path="M 0 0 L 21600 0 21600 21600 0 21600 0 0 Z N"/>
        </draw:custom-shape>
        <draw:custom-shape draw:style-name="gr19" draw:text-style-name="P9" draw:layer="layout" svg:width="4.5cm" svg:height="1cm" svg:x="11cm" svg:y="12.8cm">
          <text:p text:style-name="P9">!reader</text:p>
          <draw:enhanced-geometry svg:viewBox="0 0 21600 21600" draw:type="rectangle" draw:enhanced-path="M 0 0 L 21600 0 21600 21600 0 21600 0 0 Z N"/>
        </draw:custom-shape>
        <draw:custom-shape draw:style-name="gr19" draw:text-style-name="P9" draw:layer="layout" svg:width="4.5cm" svg:height="1cm" svg:x="17cm" svg:y="13cm">
          <text:p text:style-name="P9">Read it</text:p>
          <draw:enhanced-geometry svg:viewBox="0 0 21600 21600" draw:type="rectangle" draw:enhanced-path="M 0 0 L 21600 0 21600 21600 0 21600 0 0 Z N"/>
        </draw:custom-shape>
        <draw:custom-shape draw:style-name="gr21" draw:text-style-name="P9" draw:layer="layout" svg:width="6cm" svg:height="1cm" svg:x="0cm" svg:y="13cm">
          <text:p text:style-name="P9">Meanwh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8cm" svg:y1="11.5cm" svg:x2="9cm" svg:y2="11.5cm">
          <text:p/>
        </draw:line>
        <draw:line draw:style-name="gr23" draw:text-style-name="P7" draw:layer="layout" svg:x1="14.5cm" svg:y1="11.5cm" svg:x2="15.5cm" svg:y2="11.5cm">
          <text:p/>
        </draw:line>
        <draw:line draw:style-name="gr24" draw:text-style-name="P7" draw:layer="layout" svg:x1="20cm" svg:y1="11.5cm" svg:x2="21cm" svg:y2="11.5cm">
          <text:p/>
        </draw:line>
        <draw:line draw:style-name="gr25" draw:text-style-name="P7" draw:layer="layout" svg:x1="13.5cm" svg:y1="12cm" svg:x2="13.5cm" svg:y2="12.8cm">
          <text:p/>
        </draw:line>
        <draw:line draw:style-name="gr26" draw:text-style-name="P7" draw:layer="layout" svg:x1="15.5cm" svg:y1="13.5cm" svg:x2="17cm" svg:y2="13.5cm">
          <text:p/>
        </draw:line>
        <draw:frame draw:style-name="gr27" draw:text-style-name="P6" draw:layer="layout" svg:width="29.5cm" svg:height="2.384cm" svg:x="0cm" svg:y="14.5cm">
          <draw:text-box>
            <text:p>There is <text:span text:style-name="T6">no</text:span><text:span text:style-name="T1"> way to stop </text:span><text:span text:style-name="T1">waiting for input, so the </text:span><text:span text:style-name="T1">other packet would never </text:span><text:span text:style-name="T1">get read until we tell it to.</text:span></text:p>
          </draw:text-box>
        </draw:frame>
        <draw:custom-shape draw:style-name="gr21" draw:text-style-name="P9" draw:layer="layout" svg:width="6cm" svg:height="1cm" svg:x="-0.6cm" svg:y="10.2cm">
          <text:p text:style-name="P9">Conso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5" draw:text-style-name="P1" draw:layer="layout" svg:width="25.199cm" svg:height="9.134cm" svg:x="1.4cm" svg:y="3.685cm" presentation:class="outlin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whole command and not just the first word of it. If the command only has one word, then you don’t need it. (But if you’re shimming and have multiple currents… you’ll need the quotes!)</text:span></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5"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8">Command (client)</text:span></text:p>
              </table:table-cell>
              <table:table-cell>
                <text:p><text:span text:style-name="T8">What it does</text:span></text:p>
              </table:table-cell>
            </table:table-row>
            <table:table-row table:style-name="ro6" table:default-cell-style-name="gray2">
              <table:table-cell>
                <text:p><text:span text:style-name="T8">list</text:span></text:p>
              </table:table-cell>
              <table:table-cell>
                <text:p><text:span text:style-name="T8">Lists connect clients and their addresses,</text:span></text:p>
              </table:table-cell>
            </table:table-row>
            <table:table-row table:style-name="ro7" table:default-cell-style-name="gray1">
              <table:table-cell>
                <text:p><text:span text:style-name="T8">status</text:span></text:p>
              </table:table-cell>
              <table:table-cell>
                <text:p><text:span text:style-name="T8">Prints some server status info.</text:span></text:p>
              </table:table-cell>
            </table:table-row>
            <table:table-row table:style-name="ro8" table:default-cell-style-name="gray2">
              <table:table-cell>
                <text:p><text:span text:style-name="T8">disconnect</text:span></text:p>
              </table:table-cell>
              <table:table-cell>
                <text:p><text:span text:style-name="T8">Disconnects whichever client sent this.</text:span></text:p>
              </table:table-cell>
            </table:table-row>
            <table:table-row table:style-name="ro10" table:default-cell-style-name="gray1">
              <table:table-cell>
                <text:p><text:span text:style-name="T8">halt</text:span></text:p>
              </table:table-cell>
              <table:table-cell>
                <text:p><text:span text:style-name="T8">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5"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 draw:text-style-name="P7" draw:layer="layout" svg:width="12.377cm" svg:height="5.728cm" svg:x="14.623cm" svg:y="8.272cm">
          <draw:image xlink:href="Pictures/10000001000002A00000013797AAC415A339091E.png" xlink:type="simple" xlink:show="embed" xlink:actuate="onLoad" draw:mime-type="image/png">
            <text:p/>
          </draw:image>
        </draw:frame>
        <draw:frame draw:style-name="gr3" draw:text-style-name="P7" draw:layer="layout" svg:width="18.749cm" svg:height="2cm" svg:x="0.751cm" svg:y="11.5cm">
          <draw:image xlink:href="Pictures/100000010000042C00000072DD28BDC5E3EBE019.png" xlink:type="simple" xlink:show="embed" xlink:actuate="onLoad" draw:mime-type="image/png">
            <text:p/>
          </draw:image>
        </draw:frame>
        <draw:frame draw:style-name="gr28" draw:text-style-name="P6" draw:layer="layout" svg:width="11.5cm" svg:height="1cm" svg:x="3.123cm" svg:y="10cm">
          <draw:text-box>
            <text:p>Change this number to one of these</text:p>
          </draw:text-box>
        </draw:frame>
        <draw:line draw:style-name="gr29" draw:text-style-name="P7" draw:layer="layout" svg:x1="6.5cm" svg:y1="10.5cm" svg:x2="9.5cm" svg:y2="12.5cm">
          <text:p/>
        </draw:line>
        <draw:line draw:style-name="gr30" draw:text-style-name="P7" draw:layer="layout" svg:x1="13.5cm" svg:y1="10.5cm" svg:x2="21cm" svg:y2="12cm">
          <text:p/>
        </draw:lin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roubleshooting Directory</text:p>
          </draw:text-box>
        </draw:frame>
        <draw:frame presentation:style-name="pr5" draw:text-style-name="P1" draw:layer="layout" svg:width="25.199cm" svg:height="9.134cm" svg:x="1.4cm" svg:y="3.685cm" presentation:class="outline">
          <draw:text-box>
            <text:list text:style-name="L2">
              <text:list-header>
                <text:p>There is some explanation of the error messages and basic networking terms.</text:p>
              </text:list-header>
              <text:list-item>
                <text:p>Restarted shimmer and now the clients won’t connect</text:p>
              </text:list-item>
              <text:list-item>
                <text:p>Clients still won’t connect! (computer restart may help)</text:p>
              </text:list-item>
              <text:list-item>
                <text:p>It isn’t connecting to Jupiter</text:p>
              </text:list-item>
              <text:list-item>
                <text:p>The server crashed!</text:p>
              </text:list-item>
              <text:list-item>
                <text:p>A client crashed!</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Understanding Error Messages</text:p>
          </draw:text-box>
        </draw:frame>
        <draw:frame presentation:style-name="pr5"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3"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5"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5"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Output of Netstat</text:p>
          </draw:text-box>
        </draw:frame>
        <draw:frame presentation:style-name="pr5" draw:text-style-name="P1" draw:layer="layout" svg:width="12.297cm" svg:height="9.134cm" svg:x="1.4cm" svg:y="3.685cm" presentation:class="outline">
          <draw:text-box>
            <text:list text:style-name="L2">
              <text:list-item>
                <text:p>Clients will connect:</text:p>
              </text:list-item>
            </text:list>
          </draw:text-box>
        </draw:frame>
        <draw:frame presentation:style-name="pr5"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5"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1" draw:layer="layout" svg:width="25.199cm" svg:height="2.629cm" svg:x="-4.199cm" svg:y="0.628cm" presentation:class="title" presentation:user-transformed="true">
          <draw:text-box>
            <text:p>The Server Crashed!</text:p>
          </draw:text-box>
        </draw:frame>
        <draw:frame presentation:style-name="pr5" draw:layer="layout" svg:width="25.199cm" svg:height="9.134cm" svg:x="1.4cm" svg:y="3.685cm" presentation:class="outline" presentation:user-transformed="true">
          <draw:text-box>
            <text:list text:style-name="L2">
              <text:list-item>
                <text:p>Oops! You’ll have to restart everything,</text:p>
              </text:list-item>
              <text:list-item>
                <text:p>It may not have disconnected from the Jupiter amplifiers, so open sinope and click connect to reset the connection and set the currents to zero,</text:p>
              </text:list-item>
              <text:list-item>
                <text:p>Take screenshots of any and all error messages and send them to Mags <text:s text:c="2"/>(<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0" xlink:type="simple">client won’t connect after a restart</text:a>)</text:p>
              </text:list-item>
            </text:list>
          </draw:text-box>
        </draw:frame>
        <draw:frame draw:style-name="gr31" draw:text-style-name="P8" draw:layer="layout" svg:width="11.5cm" svg:height="3.495cm" svg:x="17cm" svg:y="0.377cm">
          <draw:text-box>
            <text:p>Fun fact! The server handles a lot of errors safely. It is only crashed if it boots you out to the Windows prompt.</text:p>
          </draw:text-box>
        </draw:frame>
        <draw:frame draw:style-name="gr32" draw:text-style-name="P11" draw:layer="layout" svg:width="10.5cm" svg:height="1.855cm" svg:x="11.5cm" svg:y="7.5cm">
          <draw:text-box>
            <text:p>Please do this so I can make it crash less in the future!</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3"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A client crashed!</text:p>
          </draw:text-box>
        </draw:frame>
        <draw:frame presentation:style-name="pr5"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0"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33" draw:text-style-name="P11" draw:layer="layout" svg:width="15.099cm" svg:height="1.119cm" svg:x="11.5cm" svg:y="4.5cm">
          <draw:text-box>
            <text:p>Please do this so I can make it crash less!</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3"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1" draw:layer="layout" svg:width="25.199cm" svg:height="2.629cm" svg:x="1.4cm" svg:y="0.628cm" presentation:class="title">
          <draw:text-box>
            <text:p>Colophon</text:p>
          </draw:text-box>
        </draw:frame>
        <draw:frame presentation:style-name="pr5" draw:layer="layout" svg:width="25.199cm" svg:height="9.134cm" svg:x="1.4cm" svg:y="3.685cm" presentation:class="outlin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2T14:36:50.419577736</dc:date>
    <meta:editing-duration>PT12H7M17S</meta:editing-duration>
    <meta:editing-cycles>46</meta:editing-cycles>
    <meta:generator>LibreOffice/7.3.7.2$Linux_X86_64 LibreOffice_project/30$Build-2</meta:generator>
    <meta:document-statistic meta:object-count="266"/>
  </office:meta>
</office:document-meta>
</file>